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78in" fo:margin-left="0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5.4278in"/>
    </style:style>
    <style:style style:name="Table1.A1" style:family="table-cell">
      <style:table-cell-properties style:vertical-align="middle" fo:padding="0.0382in" fo:border="none"/>
    </style:style>
    <style:style style:name="Table1.B1" style:family="table-cell">
      <style:table-cell-properties fo:padding="0.0382in" fo:border="none"/>
    </style:style>
    <style:style style:name="Table2" style:family="table">
      <style:table-properties style:width="6.9389in" fo:margin-left="0in" table:align="left" fo:background-color="transparent">
        <style:background-image/>
      </style:table-properties>
    </style:style>
    <style:style style:name="Table2.A" style:family="table-column">
      <style:table-column-properties style:column-width="1.5in"/>
    </style:style>
    <style:style style:name="Table2.B" style:family="table-column">
      <style:table-column-properties style:column-width="1.6889in"/>
    </style:style>
    <style:style style:name="Table2.C" style:family="table-column">
      <style:table-column-properties style:column-width="1.3722in"/>
    </style:style>
    <style:style style:name="Table2.D" style:family="table-column">
      <style:table-column-properties style:column-width="2.3778in"/>
    </style:style>
    <style:style style:name="Table2.1" style:family="table-row">
      <style:table-row-properties style:min-row-height="0.3778in" fo:background-color="transparent">
        <style:background-image/>
      </style:table-row-properties>
    </style:style>
    <style:style style:name="Table2.A1" style:family="table-cell">
      <style:table-cell-properties style:vertical-align="middle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722in" fo:background-color="transparent">
        <style:background-image/>
      </style:table-row-properties>
    </style:style>
    <style:style style:name="Table2.B2" style:family="table-cell">
      <style:table-cell-properties fo:padding="0.0382in" fo:border="none"/>
    </style:style>
    <style:style style:name="Table2.D2" style:family="table-cell">
      <style:table-cell-properties fo:padding="0.0382in" fo:border="none"/>
    </style:style>
    <style:style style:name="Table3" style:family="table">
      <style:table-properties style:width="6.9389in" fo:margin-left="0in" table:align="left" fo:background-color="transparent">
        <style:background-image/>
      </style:table-properties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5.4389in"/>
    </style:style>
    <style:style style:name="Table3.1" style:family="table-row">
      <style:table-row-properties style:min-row-height="0.3778in" fo:background-color="transparent">
        <style:background-image/>
      </style:table-row-properties>
    </style:style>
    <style:style style:name="Table3.A1" style:family="table-cell">
      <style:table-cell-properties style:vertical-align="middle" fo:padding="0.0382in" fo:border="none"/>
    </style:style>
    <style:style style:name="Table3.B1" style:family="table-cell">
      <style:table-cell-properties fo:padding="0.0382in" fo:border="none"/>
    </style:style>
    <style:style style:name="P1" style:family="paragraph" style:parent-style-name="Header">
      <style:text-properties officeooo:rsid="00357476" officeooo:paragraph-rsid="00357476"/>
    </style:style>
    <style:style style:name="P2" style:family="paragraph" style:parent-style-name="Standard">
      <style:text-properties fo:font-size="11pt" officeooo:rsid="0016eff8" officeooo:paragraph-rsid="0016eff8" style:font-size-asian="9.60000038146973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fo:font-size="11pt" officeooo:rsid="0016eff8" officeooo:paragraph-rsid="0016eff8" style:font-size-asian="9.60000038146973pt" style:font-size-complex="11pt"/>
    </style:style>
    <style:style style:name="P4" style:family="paragraph" style:parent-style-name="Standard">
      <style:text-properties fo:font-size="11pt" officeooo:rsid="001a6373" officeooo:paragraph-rsid="001a6373" style:font-size-asian="9.60000038146973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fo:font-size="11pt" officeooo:rsid="001a6373" officeooo:paragraph-rsid="001a6373" style:font-size-asian="9.60000038146973pt" style:font-size-complex="11pt"/>
    </style:style>
    <style:style style:name="P6" style:family="paragraph" style:parent-style-name="Standard">
      <style:text-properties fo:font-size="11pt" officeooo:rsid="001afa84" officeooo:paragraph-rsid="001afa84" style:font-size-asian="9.60000038146973pt" style:font-size-complex="11pt"/>
    </style:style>
    <style:style style:name="P7" style:family="paragraph" style:parent-style-name="Standard">
      <style:text-properties fo:font-size="11pt" officeooo:rsid="001b1206" officeooo:paragraph-rsid="001b1206" style:font-size-asian="9.60000038146973pt" style:font-size-complex="11pt"/>
    </style:style>
    <style:style style:name="P8" style:family="paragraph" style:parent-style-name="Standard">
      <style:text-properties fo:font-size="11pt" officeooo:rsid="001be0d7" officeooo:paragraph-rsid="001be0d7" style:font-size-asian="9.60000038146973pt" style:font-size-complex="11pt"/>
    </style:style>
    <style:style style:name="P9" style:family="paragraph" style:parent-style-name="Standard">
      <style:text-properties fo:font-size="11pt" officeooo:rsid="001d6d53" officeooo:paragraph-rsid="001be0d7" style:font-size-asian="9.60000038146973pt" style:font-size-complex="11pt"/>
    </style:style>
    <style:style style:name="P10" style:family="paragraph" style:parent-style-name="Standard">
      <style:text-properties fo:font-size="11pt" officeooo:rsid="001e7b14" officeooo:paragraph-rsid="001e7b14" style:font-size-asian="9.60000038146973pt" style:font-size-complex="11pt"/>
    </style:style>
    <style:style style:name="P11" style:family="paragraph" style:parent-style-name="Standard">
      <style:text-properties fo:font-size="11pt" officeooo:rsid="001e7b14" officeooo:paragraph-rsid="002e775a" style:font-size-asian="9.60000038146973pt" style:font-size-complex="11pt"/>
    </style:style>
    <style:style style:name="P12" style:family="paragraph" style:parent-style-name="Standard">
      <style:text-properties fo:font-size="11pt" officeooo:rsid="001e7b14" officeooo:paragraph-rsid="0034be79" style:font-size-asian="9.60000038146973pt" style:font-size-complex="11pt"/>
    </style:style>
    <style:style style:name="P13" style:family="paragraph" style:parent-style-name="Standard">
      <style:text-properties fo:font-size="11pt" officeooo:rsid="00217996" officeooo:paragraph-rsid="00217996" style:font-size-asian="9.60000038146973pt" style:font-size-complex="11pt"/>
    </style:style>
    <style:style style:name="P14" style:family="paragraph" style:parent-style-name="Standard">
      <style:text-properties fo:font-size="11pt" officeooo:rsid="00289fe7" officeooo:paragraph-rsid="00289fe7" style:font-size-asian="9.60000038146973pt" style:font-size-complex="11pt"/>
    </style:style>
    <style:style style:name="P15" style:family="paragraph" style:parent-style-name="Standard">
      <style:text-properties fo:font-size="11pt" officeooo:rsid="002d63a9" officeooo:paragraph-rsid="002d63a9" style:font-size-asian="9.60000038146973pt" style:font-size-complex="11pt"/>
    </style:style>
    <style:style style:name="P16" style:family="paragraph" style:parent-style-name="Standard">
      <style:text-properties fo:font-size="11pt" officeooo:rsid="00303eb3" officeooo:paragraph-rsid="00303eb3" style:font-size-asian="9.60000038146973pt" style:font-size-complex="11pt"/>
    </style:style>
    <style:style style:name="P17" style:family="paragraph" style:parent-style-name="Standard">
      <style:text-properties fo:font-size="11pt" officeooo:rsid="0031549c" officeooo:paragraph-rsid="0031549c" style:font-size-asian="9.60000038146973pt" style:font-size-complex="11pt"/>
    </style:style>
    <style:style style:name="P18" style:family="paragraph" style:parent-style-name="Standard">
      <style:text-properties fo:font-size="11pt" officeooo:rsid="0035ced7" officeooo:paragraph-rsid="0035ced7" style:font-size-asian="9.60000038146973pt" style:font-size-complex="11pt"/>
    </style:style>
    <style:style style:name="P19" style:family="paragraph" style:parent-style-name="Table_20_Contents">
      <style:text-properties fo:font-size="11pt" style:font-size-asian="9.60000038146973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fo:font-size="11pt" officeooo:rsid="0015a2b6" officeooo:paragraph-rsid="0015a2b6" style:font-size-asian="9.60000038146973pt" style:font-size-complex="11pt"/>
    </style:style>
    <style:style style:name="P21" style:family="paragraph" style:parent-style-name="Standard">
      <style:text-properties fo:font-size="11pt" officeooo:rsid="00217996" officeooo:paragraph-rsid="00217996" style:font-size-asian="9.60000038146973pt" style:font-size-complex="11pt"/>
    </style:style>
    <style:style style:name="P22" style:family="paragraph" style:parent-style-name="Standard">
      <style:text-properties fo:font-size="11pt" officeooo:rsid="0039c36d" officeooo:paragraph-rsid="0039c36d" style:font-size-asian="9.60000038146973pt" style:font-size-complex="11pt"/>
    </style:style>
    <style:style style:name="P23" style:family="paragraph" style:parent-style-name="Standard">
      <style:text-properties fo:font-size="11pt" officeooo:rsid="0016eff8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fo:font-size="11pt" officeooo:rsid="0018d6e1" officeooo:paragraph-rsid="003beb17" style:font-size-asian="9.60000038146973pt" style:font-size-complex="11pt"/>
    </style:style>
    <style:style style:name="P25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26" style:family="paragraph">
      <style:paragraph-properties fo:text-align="start"/>
    </style:style>
    <style:style style:name="P27" style:family="paragraph">
      <style:paragraph-properties fo:text-align="center"/>
    </style:style>
    <style:style style:name="T1" style:family="text">
      <style:text-properties officeooo:rsid="001afa84"/>
    </style:style>
    <style:style style:name="T2" style:family="text">
      <style:text-properties officeooo:rsid="001be0d7"/>
    </style:style>
    <style:style style:name="T3" style:family="text">
      <style:text-properties officeooo:rsid="001f2e50"/>
    </style:style>
    <style:style style:name="T4" style:family="text">
      <style:text-properties officeooo:rsid="001f588e"/>
    </style:style>
    <style:style style:name="T5" style:family="text">
      <style:text-properties officeooo:rsid="00200001"/>
    </style:style>
    <style:style style:name="T6" style:family="text">
      <style:text-properties officeooo:rsid="002b36f5"/>
    </style:style>
    <style:style style:name="T7" style:family="text">
      <style:text-properties officeooo:rsid="002bf8df"/>
    </style:style>
    <style:style style:name="T8" style:family="text">
      <style:text-properties officeooo:rsid="002c0954"/>
    </style:style>
    <style:style style:name="T9" style:family="text">
      <style:text-properties officeooo:rsid="00303eb3"/>
    </style:style>
    <style:style style:name="T10" style:family="text">
      <style:text-properties officeooo:rsid="00334891"/>
    </style:style>
    <style:style style:name="T11" style:family="text">
      <style:text-properties officeooo:rsid="0034be79"/>
    </style:style>
    <style:style style:name="T12" style:family="text">
      <style:text-properties officeooo:rsid="0035ced7"/>
    </style:style>
    <style:style style:name="T13" style:family="text">
      <style:text-properties officeooo:rsid="0037ebc6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 style:data-style-name="C10107">
      <style:graphic-properties style:wrap="run-through" style:number-wrapped-paragraphs="no-limit" style:vertical-pos="middle" style:vertical-rel="line" style:horizontal-pos="from-left" style:horizontal-rel="paragraph"/>
    </style:style>
    <style:style style:name="gr4" style:family="graphic" style:data-style-name="C10107">
      <style:graphic-properties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textarea-vertical-align="middle" fo:background-color="#eeeee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>
      <office:forms form:automatic-focus="false" form:apply-design-mode="false">
        <form:form form:name="Form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 form:name="FullName" form:control-implementation="ooo:com.sun.star.form.component.TextField" xml:id="control1" form:id="control1" form:tab-index="2" form:current-value="       Full Name Here" form:value="       Full Name Her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umer or Name Here" form:control-implementation="ooo:com.sun.star.form.component.TextField" xml:id="control2" form:id="control2" form:current-value="       Street Number/Name Here" form:value="       Street Number/Name Her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List Box 1" form:control-implementation="ooo:com.sun.star.form.component.ListBox" xml:id="control3" form:id="control3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"/>
            <form:option form:label="AL : Alabama"/>
            <form:option form:label="AK : Alaska"/>
            <form:option form:label="AZ : Arizona"/>
            <form:option form:label="AR : Arkansas"/>
            <form:option form:label="CA : California"/>
            <form:option form:label="CO : Colorado"/>
            <form:option form:label="CT : Connecticut"/>
            <form:option form:label="DE : Delaware"/>
            <form:option form:label="FL : Florida"/>
            <form:option form:label="GA : Georgia"/>
            <form:option form:label="HI : Hawaii"/>
            <form:option form:label="ID : Idaho"/>
            <form:option form:label="IL : Illinois"/>
            <form:option form:label="IN : Indiana"/>
            <form:option form:label="IA : Iowa"/>
            <form:option form:label="KS : Kansas"/>
            <form:option form:label="KY : Kentucky"/>
            <form:option form:label="LA : Louisiana"/>
            <form:option form:label="ME : Maine"/>
            <form:option form:label="MD : Maryland"/>
            <form:option form:label="MA : Massachusetts"/>
            <form:option form:label="MI : Michigan"/>
            <form:option form:label="MN : Minnesota"/>
            <form:option form:label="MS : Mississippi"/>
            <form:option form:label="MO : Missouri"/>
            <form:option form:label="MT : Montana"/>
            <form:option form:label="NE : Nebraska"/>
            <form:option form:label="NV : Nevada"/>
            <form:option form:label="NH : New Hampshire"/>
            <form:option form:label="NJ : New Jersey"/>
            <form:option form:label="NM : New Mexico"/>
            <form:option form:label="NY : New York"/>
            <form:option form:label="NC : North Carolina"/>
            <form:option form:label="ND : North Dakota"/>
            <form:option form:label="OH : Ohio"/>
            <form:option form:label="OK : Oklahoma"/>
            <form:option form:label="OR : Oregon"/>
            <form:option form:label="PA : Pennsylvania"/>
            <form:option form:label="RI : Rhode Island"/>
            <form:option form:label="SC : South Carolina"/>
            <form:option form:label="SD : South Dakota"/>
            <form:option form:label="TN : Tennessee"/>
            <form:option form:label="TX : Texas"/>
            <form:option form:label="UT : Utah"/>
            <form:option form:label="VT : Vermont"/>
            <form:option form:label="VA : Virginia"/>
            <form:option form:label="WA : Washington"/>
            <form:option form:label="WV : West Virginia"/>
            <form:option form:label="WI : Wisconsin"/>
            <form:option form:label="WY : Wyoming"/>
          </form:listbox>
          <form:text form:name="Text Box 1" form:control-implementation="ooo:com.sun.star.form.component.TextField" xml:id="control4" form:id="control4" form:current-value="       E-Mail Address Here" form:value="       E-Mail Address Her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web Function" form:control-implementation="ooo:com.sun.star.form.component.ListBox" xml:id="control5" form:id="control5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Privet "/>
            <form:option form:label="Business "/>
            <form:option form:label="E-Commerce"/>
            <form:option form:label="Family "/>
            <form:option form:label="Group "/>
            <form:option form:label="School "/>
            <form:option form:label="Church "/>
            <form:option form:label="Gov."/>
            <form:option form:label="Other"/>
          </form:listbox>
          <form:listbox form:name="Website status" form:control-implementation="ooo:com.sun.star.form.component.ListBox" xml:id="control6" form:id="control6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Yes acitve URL"/>
            <form:option form:label="Not acitive"/>
            <form:option form:label="Fix old wesite"/>
            <form:option form:label="Never had one"/>
          </form:listbox>
          <form:text form:name="Text Box 2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Yes" form:control-implementation="ooo:com.sun.star.form.component.RadioButton" xml:id="control8" form:id="control8" form:label="Yes" form:input-required="false" formx:group-name="Yes n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o" form:control-implementation="ooo:com.sun.star.form.component.RadioButton" xml:id="control9" form:id="control9" form:label="No" form:input-required="false" formx:group-name="Yes n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text form:name="Text Box 7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Yes" form:control-implementation="ooo:com.sun.star.form.component.RadioButton" xml:id="control11" form:id="control11" form:label="Yes" form:input-required="false" formx:group-name="YesN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o" form:control-implementation="ooo:com.sun.star.form.component.RadioButton" xml:id="control12" form:id="control12" form:label="No" form:input-required="false" formx:group-name="YesN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text form:name="Text Box 4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Yes No" form:control-implementation="ooo:com.sun.star.form.component.RadioButton" xml:id="control14" form:id="control14" form:label="Yes" form:input-required="false" formx:group-name="Yes-No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Yes No" form:control-implementation="ooo:com.sun.star.form.component.RadioButton" xml:id="control15" form:id="control15" form:label="No" form:input-required="false" formx:group-name="Yes-No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text form:name="Text Box 6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5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date form:name="Date Field 2" form:control-implementation="ooo:com.sun.star.form.component.DateField" xml:id="control18" form:id="control18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date form:name="Date Field 1" form:control-implementation="ooo:com.sun.star.form.component.DateField" xml:id="control19" form:id="control19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text form:name="Zip Here" form:control-implementation="ooo:com.sun.star.form.component.TextField" xml:id="control20" form:id="control20" form:current-value="       Zip Code Here" form:value="       Zip Code Her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 form:name="Phone Number" form:control-implementation="ooo:com.sun.star.form.component.TextField" xml:id="control21" form:id="control21" form:current-value="Phone Number" form:value="Phone Number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Yes I reviewed the 3 statement about Privacy, Billing &amp; Scope of Work and generally feel OK with proceeding. " form:control-implementation="ooo:com.sun.star.form.component.RadioButton" xml:id="control22" form:id="control22" form:label="Yes I reviewed the 3 statement about Privacy, Billing &amp; Scope of Work and generally feel OK with proceeding. 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4" draw:name="Control 6" draw:style-name="gr9" draw:text-style-name="P27" svg:width="6.7925in" svg:height="0.3941in" svg:x="0.7484in" svg:y="5.4839in" draw:control="control22"/>
      <table:table table:name="Table1" table:style-name="Table1">
        <table:table-column table:style-name="Table1.A"/>
        <table:table-column table:style-name="Table1.B"/>
        <table:table-row table:style-name="TableLine2334625022848">
          <table:table-cell table:style-name="Table1.A1" office:value-type="string">
            <text:p text:style-name="P20">Name</text:p>
          </table:table-cell>
          <table:table-cell table:style-name="Table1.B1" office:value-type="string">
            <text:p text:style-name="P19"><draw:control text:anchor-type="as-char" draw:z-index="0" draw:name="Control 1" draw:style-name="gr2" draw:text-style-name="P25" svg:width="5.2913in" svg:height="0.2567in" draw:control="control1"/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">Street Number/Name</text:p>
          </table:table-cell>
          <table:table-cell table:style-name="Table2.B1" table:number-columns-spanned="3" office:value-type="string">
            <text:p text:style-name="P19"><draw:control text:anchor-type="as-char" svg:y="-0.0783in" draw:z-index="1" draw:name="Control 2" draw:style-name="gr8" draw:text-style-name="P25" svg:width="5.2858in" svg:height="0.2642in" draw:control="control2"/></text:p>
          </table:table-cell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3">State</text:p>
          </table:table-cell>
          <table:table-cell table:style-name="Table2.B2" office:value-type="string">
            <text:p text:style-name="P19"><draw:control text:anchor-type="as-char" draw:z-index="2" draw:name="Control 3" draw:style-name="gr2" draw:text-style-name="P26" svg:width="1.4768in" svg:height="0.2594in" draw:control="control3"/><text:s text:c="4"/></text:p>
          </table:table-cell>
          <table:table-cell table:style-name="Table2.A1" office:value-type="string">
            <text:p text:style-name="P24"><draw:control text:anchor-type="as-char" draw:z-index="20" draw:name="Control 4" draw:style-name="gr2" draw:text-style-name="P25" svg:width="1.2413in" svg:height="0.2614in" draw:control="control20"/></text:p>
          </table:table-cell>
          <table:table-cell table:style-name="Table2.D2" office:value-type="string">
            <text:p text:style-name="P19"><draw:control text:anchor-type="as-char" draw:z-index="21" draw:name="Control 22" draw:style-name="gr1" draw:text-style-name="P25" svg:width="2.2024in" svg:height="0.2657in" draw:control="control21"/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E-Mail Address</text:p>
          </table:table-cell>
          <table:table-cell table:style-name="Table3.B1" office:value-type="string">
            <text:p text:style-name="P19"><draw:control text:anchor-type="as-char" svg:y="-0.0783in" draw:z-index="3" draw:name="Control 5" draw:style-name="gr7" draw:text-style-name="P25" svg:width="5.2913in" svg:height="0.2705in" draw:control="control4"/></text:p>
          </table:table-cell>
        </table:table-row>
      </table:table>
      <text:p text:style-name="P2"/>
      <text:p text:style-name="P4">Privacy Statement:</text:p>
      <text:p text:style-name="P4">Bad Apps Development business model is to develop products and services that people find value in. <text:s/>We will not sell, distribute, talk about or publicly indicate anyone’s personal information-ever. <text:s/><text:span text:style-name="T1">Any Personal information provided to authorities will be done so under court order and never voluntarily just handed over. <text:s text:c="2"/></text:span></text:p>
      <text:p text:style-name="P4"/>
      <text:p text:style-name="P6">Billing:</text:p>
      <text:p text:style-name="P6"><text:span text:style-name="T3">Here at </text:span>Bad Apps Development <text:span text:style-name="T5">w</text:span>e are open about our work <text:span text:style-name="T5">and fees before we start a new project. As such,</text:span><text:span text:style-name="T3"> </text:span>we <text:span text:style-name="T3">need</text:span> to be paid in full within 14 days of <text:span text:style-name="T3">yo</text:span>u receiving a bill or within 24 hours of a recurring charge such as website hosting, server instances <text:span text:style-name="T5">or any other recurring charge.</text:span></text:p>
      <text:p text:style-name="P6"/>
      <text:p text:style-name="P7">Scope of Work:</text:p>
      <text:p text:style-name="P7"><text:span text:style-name="T4">Before work can begins, a mutually agreed </text:span>Scope of Work <text:span text:style-name="T4">&amp; payment will be agreed to and signed by both parties. <text:s/></text:span><text:span text:style-name="T2">While surprises do happen, a clear scope of work can help limit the number of events and minimize their complexity and provide an avenue for a positive outcome. <text:s text:c="2"/></text:span><text:span text:style-name="T4">For more on the Scope of Work from click here. </text:span></text:p>
      <text:p text:style-name="P8"><text:s/></text:p>
      <text:p text:style-name="P9"/>
      <text:p text:style-name="P13"/>
      <text:p text:style-name="P13">Going forward, we have some basic questions about your website. <text:s/>Please answer the below questions to help us better understand your expectations <text:span text:style-name="T8">and website history</text:span>. <text:s/></text:p>
      <text:p text:style-name="P13"/>
      <text:p text:style-name="P14"><text:span text:style-name="T6">Website Function</text:span> <text:s text:c="3"/><text:span text:style-name="T13">Old </text:span>website status. <text:s text:c="2"/><text:span text:style-name="T7">What is your website address/</text:span></text:p>
      <text:p text:style-name="P10"><draw:control text:anchor-type="as-char" svg:y="-0.1252in" draw:z-index="5" draw:name="Control 8" draw:style-name="gr8" draw:text-style-name="P26" svg:width="1.0831in" svg:height="0.2425in" draw:control="control5"/><text:s text:c="4"/><draw:control text:anchor-type="as-char" svg:y="-0.1146in" draw:z-index="6" draw:name="Control 9" draw:style-name="gr8" draw:text-style-name="P26" svg:width="1.1815in" svg:height="0.2323in" draw:control="control6"/><text:s text:c="3"/><draw:control text:anchor-type="as-char" svg:y="-0.1146in" draw:z-index="7" draw:name="Control 10" draw:style-name="gr8" draw:text-style-name="P25" svg:width="4.3197in" svg:height="0.2323in" draw:control="control7"/></text:p>
      <text:p text:style-name="P15"/>
      <text:p text:style-name="P15"><text:span text:style-name="T9">Do you have a POS.</text:span> <text:s text:c="2"/><text:span text:style-name="T9">Name Point of Sales integrated into your website. <text:s text:c="4"/></text:span><text:span text:style-name="T11">Would you change to a new POS</text:span></text:p>
      <text:p text:style-name="P12"><draw:control text:anchor-type="as-char" svg:y="-0.0925in" draw:z-index="8" draw:name="Control 11" draw:style-name="gr7" draw:text-style-name="P26" svg:width="0.5906in" svg:height="0.1713in" draw:control="control8"/><draw:control text:anchor-type="as-char" svg:y="-0.0917in" draw:z-index="9" draw:name="Control 12" draw:style-name="gr7" draw:text-style-name="P26" svg:width="0.3933in" svg:height="0.1705in" draw:control="control9"/><text:s text:c="10"/><draw:control text:anchor-type="as-char" draw:z-index="10" draw:name="Control 13" draw:style-name="gr2" draw:text-style-name="P25" svg:width="2.926in" svg:height="0.2622in" draw:control="control10"/><text:s text:c="9"/><draw:control text:anchor-type="as-char" draw:z-index="14" draw:name="Control 18" draw:style-name="gr6" draw:text-style-name="P26" svg:width="0.7496in" svg:height="0.1969in" draw:control="control14"/><text:s text:c="3"/><draw:control text:anchor-type="as-char" draw:z-index="15" draw:name="Control 19" draw:style-name="gr6" draw:text-style-name="P26" svg:width="0.6724in" svg:height="0.1969in" draw:control="control15"/></text:p>
      <text:p text:style-name="P17"/>
      <text:p text:style-name="P17"><draw:control text:anchor-type="paragraph" draw:z-index="17" draw:name="Control 20" draw:style-name="gr5" draw:text-style-name="P25" svg:width="4.9217in" svg:height="0.2953in" svg:x="1.3783in" svg:y="0.172in" draw:control="control17"/>Domain <text:span text:style-name="T12">Ownership. <text:s/></text:span><text:s/><text:span text:style-name="T10">I</text:span>s your domain housed (Google, Wixs, Go Daddy, Blue Host, Cloud Flair, <text:span text:style-name="T10">Other</text:span>)</text:p>
      <text:p text:style-name="P17"><draw:control text:anchor-type="as-char" draw:z-index="11" draw:name="Control 15" draw:style-name="gr6" draw:text-style-name="P26" svg:width="0.6894in" svg:height="0.1976in" draw:control="control11"/><text:s text:c="3"/><draw:control text:anchor-type="as-char" draw:z-index="12" draw:name="Control 16" draw:style-name="gr6" draw:text-style-name="P26" svg:width="0.6894in" svg:height="0.1969in" draw:control="control12"/><text:s text:c="3"/></text:p>
      <text:p text:style-name="P16"/>
      <text:p text:style-name="P18">New Website Name: <text:s text:c="2"/><draw:control text:anchor-type="as-char" draw:z-index="16" draw:name="Control 7" draw:style-name="gr2" draw:text-style-name="P25" svg:width="2.7567in" svg:height="0.2661in" draw:control="control16"/><text:s text:c="3"/></text:p>
      <text:p text:style-name="P16"/>
      <text:p text:style-name="P16">Express what makes a good website. Lots of pictures and flash vs basic but functions, bright vs cool colors or something completely different. <text:s/>Don’t worry things can be changed so be free to dream. <text:s/></text:p>
      <text:p text:style-name="P11"><draw:control text:anchor-type="as-char" draw:z-index="13" draw:name="Control 14" draw:style-name="gr2" draw:text-style-name="P25" svg:width="6.8906in" svg:height="0.7185in" draw:control="control13"/></text:p>
      <text:p text:style-name="P22"/>
      <text:p text:style-name="P22"><draw:control text:anchor-type="paragraph" draw:z-index="18" draw:name="Control 21" draw:style-name="gr4" draw:text-style-name="P26" svg:width="0.0012in" svg:height="0.1071in" svg:x="2.2071in" svg:y="0in" draw:control="control18"/>When do you need it: <draw:control text:anchor-type="as-char" draw:z-index="19" draw:name="Control 17" draw:style-name="gr3" draw:text-style-name="P26" svg:width="1.228in" svg:height="0.2394in" draw:control="control19"/><text:s text:c="2"/>(E-commerce sites can take weeks or longer to complete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357476" officeooo:paragraph-rsid="0035747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0.5in" fo:margin-left="0in" fo:margin-right="0.1201in" fo:margin-bottom="0.2in" fo:border="0.06pt solid #000000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ad Apps Development (B.A.D) initial website development contact form. <text:s text:c="2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5T13:12:17.796000000</meta:creation-date>
    <dc:date>2022-09-06T09:44:14.301000000</dc:date>
    <meta:editing-duration>PT51M2S</meta:editing-duration>
    <meta:editing-cycles>11</meta:editing-cycles>
    <meta:generator>LibreOffice/7.3.5.2$Windows_X86_64 LibreOffice_project/184fe81b8c8c30d8b5082578aee2fed2ea847c01</meta:generator>
    <meta:document-statistic meta:table-count="3" meta:image-count="0" meta:object-count="0" meta:page-count="1" meta:paragraph-count="29" meta:word-count="306" meta:character-count="1874" meta:non-whitespace-character-count="1508"/>
  </office:meta>
</office:document-meta>
</file>